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font-name="Symbol" fo:language="en" fo:country="US" style:font-name-complex="Symbol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4">CALIBRATION CERTIFICATE</text:p>
      <text:p text:style-name="P20"/>
      <text:p text:style-name="P42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4"/>
      <text:p text:style-name="P6">з/н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</text:span><text:span text:style-name="T20">Sv/h – 0.5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9093084512746186684" text:style-name="L1">
        <text:list-item>
          <text:p text:style-name="P50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45">$facility_13+11eng;</text:span></text:span></text:p>
      <text:p text:style-name="P45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3" office:value-type="string">
            <text:p text:style-name="P12">80<text:span text:style-name="T25">.</text:span>0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5">15.4</text:span></text:p>
          </table:table-cell>
        </table:table-row>
        <table:table-row>
          <table:table-cell table:style-name="t1.A7" office:value-type="string">
            <text:p text:style-name="P12"><text:span text:style-name="T25">4</text:span>00 mSv/h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25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3" office:value-type="string">
            <text:p text:style-name="P12">80<text:span text:style-name="T25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5">15.4</text:span></text:p>
          </table:table-cell>
        </table:table-row>
        <table:table-row>
          <table:table-cell table:style-name="t2.A7" office:value-type="string">
            <text:p text:style-name="P12"><text:span text:style-name="T25">4</text:span>00 mSv/h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25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3" office:value-type="string">
            <text:p text:style-name="P12">80<text:span text:style-name="T25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5">15.4</text:span></text:p>
          </table:table-cell>
        </table:table-row>
        <table:table-row>
          <table:table-cell table:style-name="t3.A7" office:value-type="string">
            <text:p text:style-name="P12"><text:span text:style-name="T25">4</text:span>00 mSv/h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25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3" office:value-type="string">
            <text:p text:style-name="P12">80<text:span text:style-name="T25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5">15.4</text:span></text:p>
          </table:table-cell>
        </table:table-row>
        <table:table-row>
          <table:table-cell table:style-name="t4.A7" office:value-type="string">
            <text:p text:style-name="P12"><text:span text:style-name="T25">4</text:span>00 mSv/h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25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3" office:value-type="string">
            <text:p text:style-name="P12">80<text:span text:style-name="T25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5">15.4</text:span></text:p>
          </table:table-cell>
        </table:table-row>
        <table:table-row>
          <table:table-cell table:style-name="t5.A7" office:value-type="string">
            <text:p text:style-name="P12"><text:span text:style-name="T25">4</text:span>00 mSv/h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25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3" office:value-type="string">
            <text:p text:style-name="P12">80<text:span text:style-name="T25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5">15.4</text:span></text:p>
          </table:table-cell>
        </table:table-row>
        <table:table-row>
          <table:table-cell table:style-name="t6.A7" office:value-type="string">
            <text:p text:style-name="P12"><text:span text:style-name="T25">4</text:span>00 mSv/h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25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3" office:value-type="string">
            <text:p text:style-name="P12">80<text:span text:style-name="T25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5">15.4</text:span></text:p>
          </table:table-cell>
        </table:table-row>
        <table:table-row>
          <table:table-cell table:style-name="t7.A7" office:value-type="string">
            <text:p text:style-name="P12"><text:span text:style-name="T25">4</text:span>00 mSv/h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25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3" office:value-type="string">
            <text:p text:style-name="P12">80<text:span text:style-name="T25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5">15.4</text:span></text:p>
          </table:table-cell>
        </table:table-row>
        <table:table-row>
          <table:table-cell table:style-name="t8.A7" office:value-type="string">
            <text:p text:style-name="P12"><text:span text:style-name="T25">4</text:span>00 mSv/h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25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3" office:value-type="string">
            <text:p text:style-name="P12">80<text:span text:style-name="T25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5">15.4</text:span></text:p>
          </table:table-cell>
        </table:table-row>
        <table:table-row>
          <table:table-cell table:style-name="t9.A7" office:value-type="string">
            <text:p text:style-name="P12"><text:span text:style-name="T25">4</text:span>00 mSv/h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25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3" office:value-type="string">
            <text:p text:style-name="P12">80<text:span text:style-name="T25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5">15.4</text:span></text:p>
          </table:table-cell>
        </table:table-row>
        <table:table-row>
          <table:table-cell table:style-name="t10.A7" office:value-type="string">
            <text:p text:style-name="P12"><text:span text:style-name="T25">4</text:span>00 mSv/h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25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3" office:value-type="string">
            <text:p text:style-name="P12">80<text:span text:style-name="T25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5">15.4</text:span></text:p>
          </table:table-cell>
        </table:table-row>
        <table:table-row>
          <table:table-cell table:style-name="t11.A7" office:value-type="string">
            <text:p text:style-name="P12"><text:span text:style-name="T25">4</text:span>00 mSv/h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25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3" office:value-type="string">
            <text:p text:style-name="P12">80<text:span text:style-name="T25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5">15.4</text:span></text:p>
          </table:table-cell>
        </table:table-row>
        <table:table-row>
          <table:table-cell table:style-name="t12.A7" office:value-type="string">
            <text:p text:style-name="P12"><text:span text:style-name="T25">4</text:span>00 mSv/h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25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5-25T11:41:26.18</dc:date>
    <meta:editing-duration>P3DT8H39M34S</meta:editing-duration>
    <meta:editing-cycles>409</meta:editing-cycles>
    <meta:generator>OpenOffice/4.1.6$Win32 OpenOffice.org_project/416m1$Build-9790</meta:generator>
    <meta:document-statistic meta:table-count="25" meta:image-count="1" meta:object-count="0" meta:page-count="7" meta:paragraph-count="1404" meta:word-count="2336" meta:character-count="14053"/>
  </office:meta>
</office:document-meta>
</file>